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A425AE95A49C66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4.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4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cm" svg:height="1.7cm" svg:x="3.4cm" svg:y="3.4cm">
          <text:p text:style-name="P1">Remote rep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cm" svg:height="1.7cm" svg:x="3.5cm" svg:y="7.9cm">
          <text:p text:style-name="P1">Local rep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9cm" svg:y1="7.9cm" svg:x2="6.9cm" svg:y2="5.1cm">
          <text:p/>
        </draw:line>
        <draw:line draw:style-name="gr3" draw:text-style-name="P3" draw:layer="layout" svg:x1="14.7cm" svg:y1="5.1cm" svg:x2="14.7cm" svg:y2="7.9cm">
          <text:p/>
        </draw:line>
        <draw:frame draw:style-name="gr4" draw:text-style-name="P4" draw:layer="layout" svg:width="2.898cm" svg:height="0.962cm" svg:x="3.758cm" svg:y="5.938cm">
          <draw:text-box>
            <text:p>git push </text:p>
          </draw:text-box>
        </draw:frame>
        <draw:frame draw:style-name="gr4" draw:text-style-name="P4" draw:layer="layout" svg:width="2.331cm" svg:height="0.962cm" svg:x="12.069cm" svg:y="6.038cm">
          <draw:text-box>
            <text:p>git pull</text:p>
          </draw:text-box>
        </draw:frame>
        <draw:frame draw:style-name="gr5" draw:text-style-name="P1" draw:layer="layout" svg:width="1.55cm" svg:height="1.55cm" svg:x="4.3cm" svg:y="7.95cm">
          <draw:image xlink:href="Pictures/10000201000000E1000000E1A425AE95A49C666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1:59:37.828951965</meta:creation-date>
    <dc:date>2021-05-03T22:08:34.435519316</dc:date>
    <meta:editing-duration>PT8M57S</meta:editing-duration>
    <meta:editing-cycles>1</meta:editing-cycles>
    <meta:document-statistic meta:object-count="7"/>
    <meta:generator>LibreOffice/6.4.7.2$Linux_X86_64 LibreOffice_project/40$Build-2</meta:generator>
  </office:meta>
</office:document-meta>
</file>